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indent="0mm" style:auto-text-indent="false"/>
    </style:style>
    <style:style style:name="P4" style:family="paragraph" style:parent-style-name="Heading_20_1">
      <style:text-properties fo:font-size="14pt" style:font-size-asian="14pt" style:font-size-complex="14pt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</style:style>
    <style:style style:name="P6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officeooo:paragraph-rsid="0008483b"/>
    </style:style>
    <style:style style:name="P7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officeooo:paragraph-rsid="0008483b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P8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officeooo:paragraph-rsid="000985c0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P9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008c83e" officeooo:paragraph-rsid="0008c83e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P10" style:family="paragraph" style:parent-style-name="Standard" style:master-page-name="First_20_Page">
      <style:paragraph-properties fo:text-align="end" style:justify-single-word="false" style:page-number="auto"/>
      <style:text-properties fo:font-size="14pt" style:font-size-asian="14pt" style:font-size-complex="14pt"/>
    </style:style>
    <style:style style:name="P11" style:family="paragraph" style:parent-style-name="Standard" style:list-style-name="WWNum36">
      <style:paragraph-properties fo:margin-left="7.6mm" fo:margin-right="0mm" fo:text-indent="-7.6mm" style:auto-text-indent="false"/>
      <style:text-properties officeooo:paragraph-rsid="00076344"/>
    </style:style>
    <style:style style:name="P12" style:family="paragraph" style:parent-style-name="Standard" style:list-style-name="WWNum36">
      <style:paragraph-properties fo:margin-left="7.6mm" fo:margin-right="0mm" fo:text-align="center" style:justify-single-word="false" fo:text-indent="-7.6mm" style:auto-text-indent="false"/>
      <style:text-properties officeooo:paragraph-rsid="00076344"/>
    </style:style>
    <style:style style:name="P13" style:family="paragraph" style:parent-style-name="Standard" style:list-style-name="WWNum36">
      <style:paragraph-properties fo:margin-left="7.6mm" fo:margin-right="0mm" fo:text-align="center" style:justify-single-word="false" fo:text-indent="-7.6mm" style:auto-text-indent="false"/>
      <style:text-properties fo:text-transform="uppercase" fo:language="ru" fo:country="RU" fo:font-weight="bold" officeooo:rsid="002102f3" officeooo:paragraph-rsid="00076344" style:font-name-asian="Calibri1" style:font-weight-asian="bold" style:font-weight-complex="bold"/>
    </style:style>
    <style:style style:name="P14" style:family="paragraph" style:parent-style-name="Standard" style:list-style-name="WWNum36">
      <style:paragraph-properties fo:margin-left="7.6mm" fo:margin-right="0mm" fo:text-align="start" style:justify-single-word="false" fo:text-indent="-7.6mm" style:auto-text-indent="false"/>
    </style:style>
    <style:style style:name="P15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officeooo:paragraph-rsid="000985c0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officeooo:paragraph-rsid="0008c83e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T1" style:family="text">
      <style:text-properties fo:text-transform="uppercase" fo:language="ru" fo:country="RU" fo:font-weight="bold" officeooo:rsid="002102f3" style:font-name-asian="Calibri1" style:font-weight-asian="bold" style:font-weight-complex="bold"/>
    </style:style>
    <style:style style:name="T2" style:family="text">
      <style:text-properties fo:text-transform="uppercase" fo:language="ru" fo:country="RU" fo:font-weight="bold" officeooo:rsid="01c33600" style:font-name-asian="Calibri1" style:font-weight-asian="bold" style:font-weight-complex="bold"/>
    </style:style>
    <style:style style:name="T3" style:family="text">
      <style:text-properties officeooo:rsid="00076344"/>
    </style:style>
    <style:style style:name="T4" style:family="text">
      <style:text-properties fo:font-weight="bold" officeooo:rsid="00076344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style:text-blinking="false" fo:background-color="transparent" loext:char-shading-value="0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T7" style:family="text">
      <style:text-properties officeooo:rsid="000dc0d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4" text:outline-level="1">АННОТАЦИЯ</text:h>
      <text:p text:style-name="P2"/>
      <text:p text:style-name="P2">ВЫПУСКНАЯ КВАЛИФИКАЦИОННАЯ РАБОТА БАКАЛАВРА</text:p>
      <text:p text:style-name="P2"/>
      <text:list xml:id="list1265626765" text:style-name="WWNum36">
        <text:list-item>
          <text:p text:style-name="P11">Наименование темы: </text:p>
          <text:list>
            <text:list-item>
              <text:p text:style-name="P12"><text:span text:style-name="T1">РАЗРАБОТКА УЧЕБНОЙ СИСТЕМЫ ОЦЕНКИ СЛОЖНОСТИ ПЛАНОВ SQ</text:span><text:span text:style-name="T2">L-</text:span><text:span text:style-name="T1">ЗАПРОСОВ</text:span></text:p>
            </text:list-item>
            <text:list-item>
              <text:p text:style-name="P13"/>
            </text:list-item>
          </text:list>
        </text:list-item>
        <text:list-item>
          <text:p text:style-name="P14">Выполнена студентом: <text:span text:style-name="T4">Савченко Егором Владимировичем</text:span></text:p>
        </text:list-item>
        <text:list-item>
          <text:p text:style-name="P14">Факультет информационных технологий, Новосибирский государственный университет</text:p>
        </text:list-item>
        <text:list-item>
          <text:p text:style-name="P14">Кафедра: <text:span text:style-name="T3">Систем Информатики </text:span></text:p>
        </text:list-item>
        <text:list-item>
          <text:p text:style-name="P14">Группа: <text:span text:style-name="T3">20215</text:span></text:p>
        </text:list-item>
      </text:list>
      <text:p text:style-name="P5">Направление подготовки: 09.03.01 Информатика и вычислительная техника</text:p>
      <text:p text:style-name="P5">Направленность (профиль): Компьютерные науки и системотехника <text:s/></text:p>
      <text:p text:style-name="P3"/>
      <text:p text:style-name="P3">Объем работы: <text:span text:style-name="T7">52 листа</text:span></text:p>
      <text:p text:style-name="P3">Количество иллюстраций: <text:span text:style-name="T3">13</text:span></text:p>
      <text:p text:style-name="P3">Количество таблиц: <text:span text:style-name="T3">1</text:span></text:p>
      <text:p text:style-name="P3">Количество литературных источников: <text:span text:style-name="T3">11</text:span></text:p>
      <text:p text:style-name="P3">Количество приложений: <text:span text:style-name="T7">4</text:span></text:p>
      <text:p text:style-name="P3">Ключевые слова: <text:span text:style-name="T3">SQL, план запроса, СУБД, реляционная модель, учебная система</text:span></text:p>
      <text:p text:style-name="Standard"/>
      <text:p text:style-name="P6"><text:span text:style-name="T5"><text:tab/></text:span><text:span text:style-name="T6">Целью работы является: «Реализация учебного инструмента построения, исполнения и оценивания сложности планов SQL запросов, поддерживающего основные операции по выборке и агрегации данных». </text:span></text:p>
      <text:p text:style-name="P7"><text:tab/>В качестве объекта исследования выступают методы оценивания сложности планов SQL запросов.</text:p>
      <text:p text:style-name="P7"><text:tab/>В результате выпускной квалификационной работы была реализована учебная система на языке Java, позволяющая задавать план запроса посредством «клиента системы», исполняющая этот план и возвращающая результат в виде реляционных данных и содержащего информацию о сложности исполнения объекта. </text:p>
      <text:p text:style-name="P8"><text:tab/>Полученная система соответствует всем необходимым требованиям и является конечным, готовым к использованию продуктом.</text:p>
      <text:p text:style-name="P8"><text:tab/>Разработанный инструмент предлагается использовать в учебных целях в рамках курса «Декларативное программирование», для развития компетенций в области оптимизации и оценивания сложности планов запросов. <text:bookmark text:name="_GoBack1"/></text:p>
      <text:p text:style-name="P7"/>
      <text:p text:style-name="P9">Детализированный перечень результатов разработки и исследований:</text:p>
      <text:list xml:id="list1820190689" text:style-name="L1">
        <text:list-item>
          <text:p text:style-name="P16">Предложен метод вычисления сложности планов, не зависящий от характеристик аппаратных средств</text:p>
        </text:list-item>
        <text:list-item>
          <text:p text:style-name="P16">Определено и реализовано множество команд над данными, позволяющее составлять планы запросов. Команды позволяют специфицировать ход выборки и агрегации данных</text:p>
        </text:list-item>
        <text:list-item>
          <text:p text:style-name="P16">Реализован обработчик команд над данными, поддерживающий ленивость, кеширование, «простые» типы данных и операции над ними</text:p>
        </text:list-item>
        <text:list-item>
          <text:p text:style-name="P16">Реализован механизм подсчета сложности плана запроса, учитывающий ленивость и кеширование</text:p>
        </text:list-item>
        <text:list-item>
          <text:p text:style-name="P16">Определен интерфейс взаимодействия с «клиентом системы»</text:p>
        </text:list-item>
        <text:list-item>
          <text:p text:style-name="P16">Реализован «клиент системы» на языке Haskell<text:bookmark text:name="_GoBack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style:contextual-spacing="false" fo:line-height="100%" fo:text-align="justify" style:justify-single-word="false" fo:orphans="2" fo:widows="2" fo:text-indent="10m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13.41mm" fo:margin-right="0mm" fo:orphans="0" fo:widows="0" fo:text-indent="9.53mm" style:auto-text-indent="false"/>
      <style:text-properties style:font-name="Arial" fo:font-family="Arial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0mm" fo:margin-right="0mm" fo:margin-top="4.23mm" fo:margin-bottom="0mm" style:contextual-spacing="false" fo:text-align="center" style:justify-single-word="false" fo:keep-together="always" fo:text-indent="0mm" style:auto-text-indent="false" fo:keep-with-next="always"/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text-align="center" style:justify-single-word="false" fo:hyphenation-ladder-count="no-limit" fo:keep-with-next="always"/>
      <style:text-properties style:rfc-language-tag="x-none" fo:font-weight="bold" style:rfc-language-tag-asian="x-none" style:font-weight-asian="bold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class="text">
      <style:paragraph-properties fo:margin-left="0mm" fo:margin-right="0mm" fo:margin-top="2.12mm" fo:margin-bottom="0mm" style:contextual-spacing="false" fo:keep-together="always" fo:text-indent="12.7mm" style:auto-text-indent="false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Footnote" style:family="paragraph" style:parent-style-name="Standard" loext:linked-style-name="Текст_20_сноски_20_Знак" style:class="extra">
      <style:text-properties style:font-name="Calibri" fo:font-family="Calibri" style:font-family-generic="roman" style:font-pitch="variable" fo:font-size="10pt" style:rfc-language-tag="x-none" style:font-size-asian="10pt" style:rfc-language-tag-asian="x-non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default-outline-level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23mm" fo:margin-right="0mm" fo:margin-top="0mm" fo:margin-bottom="1.76mm" style:contextual-spacing="false" fo:text-indent="10m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mm" fo:margin-right="0mm" fo:margin-top="0mm" fo:margin-bottom="1.76mm" style:contextual-spacing="false" fo:text-indent="5.01mm" style:auto-text-indent="false">
        <style:tab-stops>
          <style:tab-stop style:position="19.4mm"/>
          <style:tab-stop style:position="164.84m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2.7mm" fo:margin-right="0mm" fo:margin-top="0mm" fo:margin-bottom="0mm" style:contextual-spacing="true" fo:text-indent="10mm" style:auto-text-indent="false"/>
    </style:style>
    <style:style style:name="Default" style:family="paragraph">
      <style:paragraph-properties fo:margin-top="0mm" fo:margin-bottom="0m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1" style:display-name="Основной текст с отступом 21" style:family="paragraph" style:parent-style-name="Standard"/>
    <style:style style:name="Title" style:family="paragraph" style:parent-style-name="Standard" loext:linked-style-name="Заголовок_20_Знак" style:class="chapter">
      <style:paragraph-properties fo:margin-left="0mm" fo:margin-right="0mm" fo:text-align="center" style:justify-single-word="false" fo:text-indent="0mm" style:auto-text-indent="false"/>
      <style:text-properties fo:font-size="10pt" fo:font-weight="bold" style:font-size-asian="10pt" style:font-weight-asian="bold" style:font-size-complex="10pt"/>
    </style:style>
    <style:style style:name="Заголовок_20_0" style:display-name="Заголовок 0" style:family="paragraph" style:parent-style-name="Contents_20_Heading" style:next-style-name="Standard" loext:linked-style-name="Заголовок_20_0_20_Знак">
      <style:paragraph-properties fo:margin-top="0mm" fo:margin-bottom="4.23mm" style:contextual-spacing="false" fo:line-height="100%" fo:text-align="center" style:justify-single-word="false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left="0mm" fo:margin-right="0mm" fo:margin-top="4.94mm" fo:margin-bottom="4.94mm" style:contextual-spacing="false" fo:text-align="start" style:justify-single-word="false" fo:text-indent="0m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8.47mm" fo:margin-right="0mm" fo:margin-top="0mm" fo:margin-bottom="1.76mm" style:contextual-spacing="false" fo:text-indent="10mm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left="0mm" fo:margin-right="0mm" fo:text-align="start" style:justify-single-word="false" fo:text-indent="0mm" style:auto-text-indent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4.99mm" fo:margin-right="-39.41mm" fo:margin-top="0mm" fo:margin-bottom="2.12mm" style:contextual-spacing="false" fo:line-height="200%" fo:text-align="start" style:justify-single-word="false" fo:text-indent="20.6m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style:font-family-generic="roman" style:font-pitch="variable" fo:font-size="10pt" style:rfc-language-tag="x-none" style:font-name-asian="Times New Roman1" style:font-family-asian="'Times New Roman'" style:font-family-generic-asian="system" style:font-pitch-asian="variable" style:font-size-asian="10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language-asian="ru" style:country-asian="RU" style:font-style-asian="italic" style:font-weight-asian="bold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ru" style:country-asian="RU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оглавления_20_Знак" style:display-name="Заголовок оглавления Знак" style:family="text" style:parent-style-name="Заголовок_20_1_20_Знак">
      <style:text-properties fo:text-transform="uppercase" fo:color="#2e74b5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DejaVu Sans" style:font-family-complex="'DejaVu Sans'" style:font-family-generic-complex="system" style:font-pitch-complex="variable" style:font-size-complex="16pt"/>
    </style:style>
    <style:style style:name="Заголовок_20_0_20_Знак" style:display-name="Заголовок 0 Знак" style:family="text" style:parent-style-name="Заголовок_20_оглавления_20_Знак" loext:linked-style-name="Заголовок_20_0">
      <style:text-properties fo:text-transform="uppercase" fo:color="#2e74b5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Arial Unicode MS1" style:font-family-complex="'Arial Unicode MS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font-weight="bold" style:font-weight-asian="bold"/>
    </style:style>
    <style:style style:name="ListLabel_20_273" style:display-name="ListLabel 273" style:family="text">
      <style:text-properties fo:font-weight="bold" style:font-weight-asian="bold"/>
    </style:style>
    <style:style style:name="ListLabel_20_274" style:display-name="ListLabel 274" style:family="text">
      <style:text-properties fo:font-weight="bold" style:font-weight-asian="bold"/>
    </style:style>
    <style:style style:name="ListLabel_20_275" style:display-name="ListLabel 275" style:family="text">
      <style:text-properties fo:font-weight="bold" style:font-weight-asian="bold"/>
    </style:style>
    <style:style style:name="ListLabel_20_276" style:display-name="ListLabel 276" style:family="text">
      <style:text-properties fo:font-weight="bold" style:font-weight-asian="bold"/>
    </style:style>
    <style:style style:name="ListLabel_20_277" style:display-name="ListLabel 277" style:family="text">
      <style:text-properties fo:font-weight="bold" style:font-weight-asian="bold"/>
    </style:style>
    <style:style style:name="ListLabel_20_278" style:display-name="ListLabel 278" style:family="text">
      <style:text-properties fo:font-weight="bold" style:font-weight-asian="bold"/>
    </style:style>
    <style:style style:name="ListLabel_20_279" style:display-name="ListLabel 279" style:family="text">
      <style:text-properties fo:font-weight="bold" style:font-weight-asian="bold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font-weight="bold" style:font-weight-asian="bold"/>
    </style:style>
    <style:style style:name="ListLabel_20_300" style:display-name="ListLabel 300" style:family="text">
      <style:text-properties fo:font-weight="bold" style:font-weight-asian="bold"/>
    </style:style>
    <style:style style:name="ListLabel_20_301" style:display-name="ListLabel 301" style:family="text">
      <style:text-properties fo:font-weight="bold" style:font-weight-asian="bold"/>
    </style:style>
    <style:style style:name="ListLabel_20_302" style:display-name="ListLabel 302" style:family="text">
      <style:text-properties fo:font-weight="bold" style:font-weight-asian="bold"/>
    </style:style>
    <style:style style:name="ListLabel_20_303" style:display-name="ListLabel 303" style:family="text">
      <style:text-properties fo:font-weight="bold" style:font-weight-asian="bold"/>
    </style:style>
    <style:style style:name="ListLabel_20_304" style:display-name="ListLabel 304" style:family="text">
      <style:text-properties fo:font-weight="bold" style:font-weight-asian="bold"/>
    </style:style>
    <style:style style:name="ListLabel_20_305" style:display-name="ListLabel 305" style:family="text">
      <style:text-properties fo:font-weight="bold" style:font-weight-asian="bold"/>
    </style:style>
    <style:style style:name="ListLabel_20_306" style:display-name="ListLabel 306" style:family="text">
      <style:text-properties fo:font-weight="bold" style:font-weight-asian="bold"/>
    </style:style>
    <style:style style:name="ListLabel_20_307" style:display-name="ListLabel 307" style:family="text"/>
    <style:style style:name="ListLabel_20_308" style:display-name="ListLabel 308" style:family="text">
      <style:text-properties fo:font-weight="bold" style:font-weight-asian="bold"/>
    </style:style>
    <style:style style:name="ListLabel_20_309" style:display-name="ListLabel 309" style:family="text">
      <style:text-properties fo:font-weight="bold" style:font-weight-asian="bold"/>
    </style:style>
    <style:style style:name="ListLabel_20_310" style:display-name="ListLabel 310" style:family="text">
      <style:text-properties fo:font-weight="bold" style:font-weight-asian="bold"/>
    </style:style>
    <style:style style:name="ListLabel_20_311" style:display-name="ListLabel 311" style:family="text">
      <style:text-properties fo:font-weight="bold" style:font-weight-asian="bold"/>
    </style:style>
    <style:style style:name="ListLabel_20_312" style:display-name="ListLabel 312" style:family="text">
      <style:text-properties fo:font-weight="bold" style:font-weight-asian="bold"/>
    </style:style>
    <style:style style:name="ListLabel_20_313" style:display-name="ListLabel 313" style:family="text">
      <style:text-properties fo:font-weight="bold" style:font-weight-asian="bold"/>
    </style:style>
    <style:style style:name="ListLabel_20_314" style:display-name="ListLabel 314" style:family="text">
      <style:text-properties fo:font-weight="bold" style:font-weight-asian="bold"/>
    </style:style>
    <style:style style:name="ListLabel_20_315" style:display-name="ListLabel 315" style:family="text">
      <style:text-properties fo:font-weight="bold" style:font-weight-asian="bold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9m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1.7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4.4m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7.1m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9.8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2.5m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5.2m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7.9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0.6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6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6.35mm" fo:text-indent="10m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text:list-tab-stop-position="18.87mm" fo:text-indent="-6.35mm" fo:margin-left="18.87mm"/>
        </style:list-level-properties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1.57mm" fo:text-indent="-6.35mm" fo:margin-left="31.57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4.27mm" fo:text-indent="-6.35mm" fo:margin-left="44.27m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6.97mm" fo:text-indent="-6.35mm" fo:margin-left="56.97m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9.67mm" fo:text-indent="-6.35mm" fo:margin-left="69.67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2.37mm" fo:text-indent="-6.35mm" fo:margin-left="82.37m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5.07mm" fo:text-indent="-6.35mm" fo:margin-left="95.07m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7.77mm" fo:text-indent="-6.35mm" fo:margin-left="107.77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0.47mm" fo:text-indent="-6.35mm" fo:margin-left="120.47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2.2.%1%" style:num-prefix="2.2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text:style-name="ListLabel_20_289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299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30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30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30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30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30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30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30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 text:start-value="3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308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309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31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31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31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31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31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3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ListLabel_20_317" loext:num-list-format="%2%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ListLabel_20_318" loext:num-list-format="%3%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ListLabel_20_319" loext:num-list-format="%4%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ListLabel_20_320" loext:num-list-format="%5%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ListLabel_20_321" loext:num-list-format="%6%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ListLabel_20_322" loext:num-list-format="%7%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ListLabel_20_323" loext:num-list-format="%8%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ListLabel_20_324" loext:num-list-format="%9%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53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54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5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5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5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5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5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6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number text:level="1" text:style-name="ListLabel_20_370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71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7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7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7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7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7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7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7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80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8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8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8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8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8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8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8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4">
      <text:list-level-style-number text:level="1" text:style-name="ListLabel_20_388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89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9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9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9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9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9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9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9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5">
      <text:list-level-style-number text:level="1" text:style-name="ListLabel_20_397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98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99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0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0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0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0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0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0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6">
      <text:list-level-style-number text:level="1" text:style-name="ListLabel_20_406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07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08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0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1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1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1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1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1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7">
      <text:list-level-style-number text:level="1" text:style-name="ListLabel_20_415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16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17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1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1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2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2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2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2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25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26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2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2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2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3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3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3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9">
      <text:list-level-style-number text:level="1" text:style-name="ListLabel_20_433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34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35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3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3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3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3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4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4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</meta:initial-creator>
    <meta:editing-cycles>9</meta:editing-cycles>
    <meta:print-date>2021-03-01T11:36:00</meta:print-date>
    <meta:creation-date>2021-04-21T08:05:00</meta:creation-date>
    <dc:date>2024-05-29T02:16:38.019764208</dc:date>
    <meta:editing-duration>PT43M43S</meta:editing-duration>
    <meta:generator>LibreOffice/7.3.7.2$Linux_X86_64 LibreOffice_project/30$Build-2</meta:generator>
    <meta:document-statistic meta:table-count="0" meta:image-count="0" meta:object-count="0" meta:page-count="1" meta:paragraph-count="29" meta:word-count="255" meta:character-count="2168" meta:non-whitespace-character-count="1936"/>
    <meta:user-defined meta:name="AppVersion">16.0000</meta:user-defined>
    <meta:template xlink:type="simple" xlink:actuate="onRequest" xlink:title="Normal.dotm" xlink:href=""/>
  </office:meta>
</office:document-meta>
</file>